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6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5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4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6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5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5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5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5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5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5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7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7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5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5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 table:visibility="filter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5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5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20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5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 table:visibility="filter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7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5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5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6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5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5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5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7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9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5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5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5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 table:visibility="filter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5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5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filter>
            <table:filter-and>
              <table:filter-condition table:value="Regional" table:operator="contains" table:field-number="1"/>
            </table:filter-and>
          </table:filter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4T23:48:17.931212177</dc:date>
    <meta:editing-duration>P6DT15H26M58S</meta:editing-duration>
    <meta:editing-cycles>962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402" meta:object-count="0"/>
  </office:meta>
</office:document-meta>
</file>